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3333" draw:textarea-vertical-align="middle"/>
    </style:style>
    <style:style style:name="gr2" style:family="graphic" style:parent-style-name="standard">
      <style:graphic-properties draw:fill-color="#66ff00" draw:textarea-vertical-align="middle"/>
    </style:style>
    <style:style style:name="gr3" style:family="graphic" style:parent-style-name="standard">
      <style:graphic-properties svg:stroke-width="0.159cm" svg:stroke-color="#000000" draw:marker-start-width="0.438cm" draw:marker-end-width="0.438cm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xml:id="id1" draw:id="id1" draw:layer="layout" svg:width="2.703cm" svg:height="2.524cm" svg:x="1.821cm" svg:y="2.61cm">
          <text:p text:style-name="P1">a</text:p>
        </draw:ellipse>
        <draw:ellipse draw:style-name="gr2" draw:text-style-name="P1" xml:id="id3" draw:id="id3" draw:layer="layout" svg:width="2.703cm" svg:height="2.524cm" svg:x="6.506cm" svg:y="2.61cm">
          <text:p text:style-name="P1">b</text:p>
        </draw:ellipse>
        <draw:ellipse draw:style-name="gr2" draw:text-style-name="P1" xml:id="id2" draw:id="id2" draw:layer="layout" svg:width="2.703cm" svg:height="2.524cm" svg:x="1.821cm" svg:y="7.836cm">
          <text:p text:style-name="P1">e</text:p>
        </draw:ellipse>
        <draw:ellipse draw:style-name="gr1" draw:text-style-name="P1" xml:id="id4" draw:id="id4" draw:layer="layout" svg:width="2.703cm" svg:height="2.524cm" svg:x="6.506cm" svg:y="7.836cm">
          <text:p text:style-name="P1">f</text:p>
        </draw:ellipse>
        <draw:ellipse draw:style-name="gr1" draw:text-style-name="P1" xml:id="id5" draw:id="id5" draw:layer="layout" svg:width="2.703cm" svg:height="2.524cm" svg:x="1.821cm" svg:y="13.061cm">
          <text:p text:style-name="P1">i</text:p>
        </draw:ellipse>
        <draw:ellipse draw:style-name="gr2" draw:text-style-name="P1" xml:id="id6" draw:id="id6" draw:layer="layout" svg:width="2.703cm" svg:height="2.524cm" svg:x="6.506cm" svg:y="13.061cm">
          <text:p text:style-name="P1">j</text:p>
        </draw:ellipse>
        <draw:ellipse draw:style-name="gr2" draw:text-style-name="P1" xml:id="id7" draw:id="id7" draw:layer="layout" svg:width="2.703cm" svg:height="2.524cm" svg:x="1.821cm" svg:y="18.286cm">
          <text:p text:style-name="P1">m</text:p>
        </draw:ellipse>
        <draw:ellipse draw:style-name="gr1" draw:text-style-name="P1" xml:id="id8" draw:id="id8" draw:layer="layout" svg:width="2.703cm" svg:height="2.524cm" svg:x="6.506cm" svg:y="18.286cm">
          <text:p text:style-name="P1">n</text:p>
        </draw:ellipse>
        <draw:ellipse draw:style-name="gr1" draw:text-style-name="P1" xml:id="id9" draw:id="id9" draw:layer="layout" svg:width="2.703cm" svg:height="2.524cm" svg:x="11.552cm" svg:y="2.61cm">
          <text:p text:style-name="P1">c</text:p>
        </draw:ellipse>
        <draw:ellipse draw:style-name="gr2" draw:text-style-name="P1" xml:id="id13" draw:id="id13" draw:layer="layout" svg:width="2.703cm" svg:height="2.524cm" svg:x="16.237cm" svg:y="2.61cm">
          <text:p text:style-name="P1">d</text:p>
        </draw:ellipse>
        <draw:ellipse draw:style-name="gr2" draw:text-style-name="P1" xml:id="id10" draw:id="id10" draw:layer="layout" svg:width="2.703cm" svg:height="2.524cm" svg:x="11.552cm" svg:y="7.836cm">
          <text:p text:style-name="P1">g</text:p>
        </draw:ellipse>
        <draw:ellipse draw:style-name="gr1" draw:text-style-name="P1" xml:id="id14" draw:id="id14" draw:layer="layout" svg:width="2.703cm" svg:height="2.524cm" svg:x="16.237cm" svg:y="7.836cm">
          <text:p text:style-name="P1">h</text:p>
        </draw:ellipse>
        <draw:ellipse draw:style-name="gr1" draw:text-style-name="P1" xml:id="id11" draw:id="id11" draw:layer="layout" svg:width="2.703cm" svg:height="2.524cm" svg:x="11.552cm" svg:y="13.061cm">
          <text:p text:style-name="P1">k</text:p>
        </draw:ellipse>
        <draw:ellipse draw:style-name="gr2" draw:text-style-name="P1" xml:id="id15" draw:id="id15" draw:layer="layout" svg:width="2.703cm" svg:height="2.524cm" svg:x="16.237cm" svg:y="13.061cm">
          <text:p text:style-name="P1">l</text:p>
        </draw:ellipse>
        <draw:ellipse draw:style-name="gr2" draw:text-style-name="P1" xml:id="id12" draw:id="id12" draw:layer="layout" svg:width="2.703cm" svg:height="2.524cm" svg:x="11.552cm" svg:y="18.286cm">
          <text:p text:style-name="P1">o</text:p>
        </draw:ellipse>
        <draw:ellipse draw:style-name="gr1" draw:text-style-name="P1" xml:id="id16" draw:id="id16" draw:layer="layout" svg:width="2.703cm" svg:height="2.524cm" svg:x="16.237cm" svg:y="18.286cm">
          <text:p text:style-name="P1">p</text:p>
        </draw:ellipse>
        <draw:connector draw:style-name="gr3" draw:text-style-name="P1" draw:layer="layout" svg:x1="3.172cm" svg:y1="5.134cm" svg:x2="3.172cm" svg:y2="7.836cm" draw:start-shape="id1" draw:start-glue-point="2" draw:end-shape="id2" draw:end-glue-point="0" svg:d="M3172 5134v2702">
          <text:p/>
        </draw:connector>
        <draw:connector draw:style-name="gr3" draw:text-style-name="P1" draw:layer="layout" svg:x1="4.524cm" svg:y1="3.872cm" svg:x2="6.506cm" svg:y2="3.872cm" draw:start-shape="id1" draw:start-glue-point="1" draw:end-shape="id3" draw:end-glue-point="3" svg:d="M4524 3872h1982">
          <text:p/>
        </draw:connector>
        <draw:connector draw:style-name="gr3" draw:text-style-name="P1" draw:layer="layout" svg:x1="7.857cm" svg:y1="5.134cm" svg:x2="7.857cm" svg:y2="7.836cm" draw:start-shape="id3" draw:start-glue-point="2" draw:end-shape="id4" draw:end-glue-point="0" svg:d="M7857 5134v2702">
          <text:p/>
        </draw:connector>
        <draw:connector draw:style-name="gr3" draw:text-style-name="P1" draw:layer="layout" svg:x1="4.524cm" svg:y1="9.098cm" svg:x2="6.506cm" svg:y2="9.098cm" draw:start-shape="id2" draw:start-glue-point="1" draw:end-shape="id4" draw:end-glue-point="3" svg:d="M4524 9098h1982">
          <text:p/>
        </draw:connector>
        <draw:connector draw:style-name="gr3" draw:text-style-name="P1" draw:layer="layout" svg:x1="4.524cm" svg:y1="14.323cm" svg:x2="6.506cm" svg:y2="14.323cm" draw:start-shape="id5" draw:start-glue-point="1" draw:end-shape="id6" draw:end-glue-point="3" svg:d="M4524 14323h1982">
          <text:p/>
        </draw:connector>
        <draw:connector draw:style-name="gr3" draw:text-style-name="P1" draw:layer="layout" svg:x1="4.524cm" svg:y1="19.548cm" svg:x2="6.506cm" svg:y2="19.548cm" draw:start-shape="id7" draw:start-glue-point="1" draw:end-shape="id8" draw:end-glue-point="3" svg:d="M4524 19548h1982">
          <text:p/>
        </draw:connector>
        <draw:connector draw:style-name="gr3" draw:text-style-name="P1" draw:layer="layout" svg:x1="7.857cm" svg:y1="15.585cm" svg:x2="7.857cm" svg:y2="18.286cm" draw:start-shape="id6" draw:start-glue-point="2" draw:end-shape="id8" draw:end-glue-point="0" svg:d="M7857 15585v2701">
          <text:p/>
        </draw:connector>
        <draw:connector draw:style-name="gr3" draw:text-style-name="P1" draw:layer="layout" svg:x1="3.172cm" svg:y1="10.36cm" svg:x2="3.172cm" svg:y2="13.061cm" draw:start-shape="id2" draw:start-glue-point="2" draw:end-shape="id5" draw:end-glue-point="0" svg:d="M3172 10360v2701">
          <text:p/>
        </draw:connector>
        <draw:connector draw:style-name="gr3" draw:text-style-name="P1" draw:layer="layout" svg:x1="7.857cm" svg:y1="10.36cm" svg:x2="7.857cm" svg:y2="13.061cm" draw:start-shape="id4" draw:start-glue-point="2" draw:end-shape="id6" draw:end-glue-point="0" svg:d="M7857 10360v2701">
          <text:p/>
        </draw:connector>
        <draw:connector draw:style-name="gr3" draw:text-style-name="P1" draw:layer="layout" svg:x1="3.172cm" svg:y1="15.585cm" svg:x2="3.172cm" svg:y2="18.286cm" draw:start-shape="id5" draw:start-glue-point="2" draw:end-shape="id7" draw:end-glue-point="0" svg:d="M3172 15585v2701">
          <text:p/>
        </draw:connector>
        <draw:connector draw:style-name="gr3" draw:text-style-name="P1" draw:layer="layout" svg:x1="9.209cm" svg:y1="3.872cm" svg:x2="11.552cm" svg:y2="3.872cm" draw:start-shape="id3" draw:start-glue-point="1" draw:end-shape="id9" draw:end-glue-point="3" svg:d="M9209 3872h2343">
          <text:p/>
        </draw:connector>
        <draw:connector draw:style-name="gr3" draw:text-style-name="P1" draw:layer="layout" svg:x1="12.903cm" svg:y1="5.134cm" svg:x2="12.903cm" svg:y2="7.836cm" draw:start-shape="id9" draw:start-glue-point="2" draw:end-shape="id10" draw:end-glue-point="0" svg:d="M12903 5134v2702">
          <text:p/>
        </draw:connector>
        <draw:connector draw:style-name="gr3" draw:text-style-name="P1" draw:layer="layout" svg:x1="9.209cm" svg:y1="9.098cm" svg:x2="11.552cm" svg:y2="9.098cm" draw:start-shape="id4" draw:start-glue-point="1" draw:end-shape="id10" draw:end-glue-point="3" svg:d="M9209 9098h2343">
          <text:p/>
        </draw:connector>
        <draw:connector draw:style-name="gr3" draw:text-style-name="P1" draw:layer="layout" svg:x1="9.209cm" svg:y1="14.323cm" svg:x2="11.552cm" svg:y2="14.323cm" draw:start-shape="id6" draw:start-glue-point="1" draw:end-shape="id11" draw:end-glue-point="3" svg:d="M9209 14323h2343">
          <text:p/>
        </draw:connector>
        <draw:connector draw:style-name="gr3" draw:text-style-name="P1" draw:layer="layout" svg:x1="9.209cm" svg:y1="19.548cm" svg:x2="11.552cm" svg:y2="19.548cm" draw:start-shape="id8" draw:start-glue-point="1" draw:end-shape="id12" draw:end-glue-point="3" svg:d="M9209 19548h2343">
          <text:p/>
        </draw:connector>
        <draw:connector draw:style-name="gr3" draw:text-style-name="P1" draw:layer="layout" svg:x1="12.903cm" svg:y1="10.36cm" svg:x2="12.903cm" svg:y2="13.061cm" draw:start-shape="id10" draw:start-glue-point="2" draw:end-shape="id11" draw:end-glue-point="0" svg:d="M12903 10360v2701">
          <text:p/>
        </draw:connector>
        <draw:connector draw:style-name="gr3" draw:text-style-name="P1" draw:layer="layout" svg:x1="12.903cm" svg:y1="15.585cm" svg:x2="12.903cm" svg:y2="18.286cm" draw:start-shape="id11" draw:start-glue-point="2" draw:end-shape="id12" draw:end-glue-point="0" svg:d="M12903 15585v2701">
          <text:p/>
        </draw:connector>
        <draw:connector draw:style-name="gr3" draw:text-style-name="P1" draw:layer="layout" svg:x1="14.255cm" svg:y1="3.872cm" svg:x2="16.237cm" svg:y2="3.872cm" draw:start-shape="id9" draw:start-glue-point="1" draw:end-shape="id13" draw:end-glue-point="3" svg:d="M14255 3872h1982">
          <text:p/>
        </draw:connector>
        <draw:connector draw:style-name="gr3" draw:text-style-name="P1" draw:layer="layout" svg:x1="14.255cm" svg:y1="9.098cm" svg:x2="16.237cm" svg:y2="9.098cm" draw:start-shape="id10" draw:start-glue-point="1" draw:end-shape="id14" draw:end-glue-point="3" svg:d="M14255 9098h1982">
          <text:p/>
        </draw:connector>
        <draw:connector draw:style-name="gr3" draw:text-style-name="P1" draw:layer="layout" svg:x1="17.588cm" svg:y1="5.134cm" svg:x2="17.588cm" svg:y2="7.836cm" draw:start-shape="id13" draw:start-glue-point="2" draw:end-shape="id14" draw:end-glue-point="0" svg:d="M17588 5134v2702">
          <text:p/>
        </draw:connector>
        <draw:connector draw:style-name="gr3" draw:text-style-name="P1" draw:layer="layout" svg:x1="17.588cm" svg:y1="10.36cm" svg:x2="17.588cm" svg:y2="13.061cm" draw:start-shape="id14" draw:start-glue-point="2" draw:end-shape="id15" draw:end-glue-point="0" svg:d="M17588 10360v2701">
          <text:p/>
        </draw:connector>
        <draw:connector draw:style-name="gr3" draw:text-style-name="P1" draw:layer="layout" svg:x1="14.255cm" svg:y1="14.323cm" svg:x2="16.237cm" svg:y2="14.323cm" draw:start-shape="id11" draw:start-glue-point="1" draw:end-shape="id15" draw:end-glue-point="3" svg:d="M14255 14323h1982">
          <text:p/>
        </draw:connector>
        <draw:connector draw:style-name="gr3" draw:text-style-name="P1" draw:layer="layout" svg:x1="17.588cm" svg:y1="15.585cm" svg:x2="17.588cm" svg:y2="18.286cm" draw:start-shape="id15" draw:start-glue-point="2" draw:end-shape="id16" draw:end-glue-point="0" svg:d="M17588 15585v2701">
          <text:p/>
        </draw:connector>
        <draw:connector draw:style-name="gr3" draw:text-style-name="P1" draw:layer="layout" svg:x1="14.255cm" svg:y1="19.548cm" svg:x2="16.237cm" svg:y2="19.548cm" draw:start-shape="id12" draw:start-glue-point="1" draw:end-shape="id16" draw:end-glue-point="3" svg:d="M14255 19548h19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1cm" fo:margin-bottom="0.31cm" fo:margin-left="0.34cm" fo:margin-right="0.34cm" fo:page-width="21cm" fo:page-height="2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17T12:32:54.81</meta:creation-date>
    <dc:date>2014-10-17T16:09:15.14</dc:date>
    <meta:editing-duration>PT34M45S</meta:editing-duration>
    <meta:editing-cycles>5</meta:editing-cycles>
    <meta:generator>OpenOffice/4.1.1$Win32 OpenOffice.org_project/411m6$Build-9775</meta:generator>
    <meta:document-statistic meta:object-count="40"/>
  </office:meta>
</office:document-meta>
</file>